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automatic-styles>
    <style:style style:name="co1" style:family="table-column">
      <style:table-column-properties fo:break-before="auto" style:column-width="44.66mm"/>
    </style:style>
    <style:style style:name="co2" style:family="table-column">
      <style:table-column-properties fo:break-before="auto" style:column-width="57.89mm"/>
    </style:style>
    <style:style style:name="co3" style:family="table-column">
      <style:table-column-properties fo:break-before="auto" style:column-width="19.7mm"/>
    </style:style>
    <style:style style:name="co4" style:family="table-column">
      <style:table-column-properties fo:break-before="auto" style:column-width="222.09mm"/>
    </style:style>
    <style:style style:name="co5" style:family="table-column">
      <style:table-column-properties fo:break-before="auto" style:column-width="36.92mm"/>
    </style:style>
    <style:style style:name="co6" style:family="table-column">
      <style:table-column-properties fo:break-before="auto" style:column-width="33.69mm"/>
    </style:style>
    <style:style style:name="co7" style:family="table-column">
      <style:table-column-properties fo:break-before="auto" style:column-width="13.71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ata" table:style-name="ta1">
        <table:shapes>
          <draw:frame draw:z-index="0" draw:style-name="gr1" draw:text-style-name="P1" svg:width="180.8mm" svg:height="103.99mm" svg:x="27.8mm" svg:y="460.32mm">
            <draw:object draw:notify-on-update-of-ranges="data.A104:data.A106 data.F103:data.F103 data.F104:data.F10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第1回目。生成したパラメータ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rand</text:p>
          </table:table-cell>
          <table:table-cell office:value-type="string" calcext:value-type="string">
            <text:p>[6|2|0|9|4|7|9|3|6|5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</text:p>
          </table:table-cell>
          <table:table-cell office:value-type="string" calcext:value-type="string">
            <text:p>[7|4|2|1|5|1|3|6|3|6|4|4|4|1|3|6|6|5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探索手法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到着ルート</text:p>
          </table:table-cell>
          <table:table-cell office:value-type="string" calcext:value-type="string">
            <text:p>実行時間(マイクロ秒)</text:p>
          </table:table-cell>
          <table:table-cell office:value-type="string" calcext:value-type="string">
            <text:p>実行ステップ数</text:p>
          </table:table-cell>
          <table:table-cell office:value-type="string" calcext:value-type="string">
            <text:p>hValue</text:p>
          </table:table-cell>
          <table:table-cell office:value-type="string" calcext:value-type="string">
            <text:p>gValue</text:p>
          </table:table-cell>
        </table:table-row>
        <table:table-row table:style-name="ro1">
          <table:table-cell office:value-type="string" calcext:value-type="string">
            <text:p>Breadth First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5)(g:13) &lt;- Pasadena(h:3)(g:7) &lt;- Hoolywood(h:0)(g:4) &lt;- L.A.Airport(h:6)(g:0)</text:p>
          </table:table-cell>
          <table:table-cell office:value-type="float" office:value="139" calcext:value-type="float">
            <text:p>139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Depth First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5)(g:17) &lt;- Pasadena(h:3)(g:11) &lt;- Downtown(h:9)(g:8) &lt;- UCLA(h:2)(g:7) &lt;- L.A.Airport(h:6)(g:0)</text:p>
          </table:table-cell>
          <table:table-cell office:value-type="float" office:value="107" calcext:value-type="float">
            <text:p>107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ranch and Bound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5)(g:13) &lt;- Pasadena(h:3)(g:7) &lt;- Hoolywood(h:0)(g:4) &lt;- L.A.Airport(h:6)(g:0)</text:p>
          </table:table-cell>
          <table:table-cell office:value-type="float" office:value="381" calcext:value-type="float">
            <text:p>38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ill Climbing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5)(g:13) &lt;- Pasadena(h:3)(g:7) &lt;- Hoolywood(h:0)(g:4) &lt;- L.A.Airport(h:6)(g:0)</text:p>
          </table:table-cell>
          <table:table-cell office:value-type="float" office:value="70" calcext:value-type="float">
            <text:p>70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Best First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5)(g:13) &lt;- Pasadena(h:3)(g:7) &lt;- Hoolywood(h:0)(g:4) &lt;- L.A.Airport(h:6)(g:0)</text:p>
          </table:table-cell>
          <table:table-cell office:value-type="float" office:value="101" calcext:value-type="float">
            <text:p>101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A star Algorithm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5)(g:13)(f:18) &lt;- Pasadena(h:3)(g:7)(f:10) &lt;- Hoolywood(h:0)(g:4)(f:4) &lt;- L.A.Airport(h:6)(g:0)(f:0)</text:p>
          </table:table-cell>
          <table:table-cell office:value-type="float" office:value="1159" calcext:value-type="float">
            <text:p>1159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第2回目。生成したパラメータ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rand</text:p>
          </table:table-cell>
          <table:table-cell office:value-type="string" calcext:value-type="string">
            <text:p>[4|0|3|2|0|9|1|3|5|8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</text:p>
          </table:table-cell>
          <table:table-cell office:value-type="string" calcext:value-type="string">
            <text:p>[7|4|3|3|1|6|7|2|6|2|6|3|4|2|3|7|1|5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探索手法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到着ルート</text:p>
          </table:table-cell>
          <table:table-cell office:value-type="string" calcext:value-type="string">
            <text:p>実行時間(マイクロ秒)</text:p>
          </table:table-cell>
          <table:table-cell office:value-type="string" calcext:value-type="string">
            <text:p>実行ステップ数</text:p>
          </table:table-cell>
          <table:table-cell office:value-type="string" calcext:value-type="string">
            <text:p>hValue</text:p>
          </table:table-cell>
          <table:table-cell office:value-type="string" calcext:value-type="string">
            <text:p>gValue</text:p>
          </table:table-cell>
        </table:table-row>
        <table:table-row table:style-name="ro1">
          <table:table-cell office:value-type="string" calcext:value-type="string">
            <text:p>Breadth First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8)(g:12) &lt;- Pasadena(h:3)(g:11) &lt;- Hoolywood(h:3)(g:4) &lt;- L.A.Airport(h:4)(g:0)</text:p>
          </table:table-cell>
          <table:table-cell office:value-type="float" office:value="69" calcext:value-type="float">
            <text:p>69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epth First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8)(g:14) &lt;- Pasadena(h:3)(g:13) &lt;- Downtown(h:1)(g:10) &lt;- UCLA(h:0)(g:7) &lt;- L.A.Airport(h:4)(g:0)</text:p>
          </table:table-cell>
          <table:table-cell office:value-type="float" office:value="233" calcext:value-type="float">
            <text:p>233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ranch and Bound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8)(g:10) &lt;- GrandCanyon(h:0)(g:7) &lt;- Anaheim(h:2)(g:5) &lt;- Hoolywood(h:3)(g:4) &lt;- L.A.Airport(h:4)(g:0)</text:p>
          </table:table-cell>
          <table:table-cell office:value-type="float" office:value="557" calcext:value-type="float">
            <text:p>55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ll Climbing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8)(g:14) &lt;- Pasadena(h:3)(g:13) &lt;- Downtown(h:1)(g:10) &lt;- UCLA(h:0)(g:7) &lt;- L.A.Airport(h:4)(g:0)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est First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8)(g:10) &lt;- GrandCanyon(h:0)(g:7) &lt;- Anaheim(h:2)(g:5) &lt;- Hoolywood(h:3)(g:4) &lt;- L.A.Airport(h:4)(g:0)</text:p>
          </table:table-cell>
          <table:table-cell office:value-type="float" office:value="315" calcext:value-type="float">
            <text:p>31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A star Algorithm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8)(g:10)(f:18) &lt;- GrandCanyon(h:0)(g:7)(f:7) &lt;- Anaheim(h:2)(g:5)(f:7) &lt;- Hoolywood(h:3)(g:4)(f:7) &lt;- L.A.Airport(h:4)(g:0)(f:0)</text:p>
          </table:table-cell>
          <table:table-cell office:value-type="float" office:value="115" calcext:value-type="float">
            <text:p>115</text:p>
          </table:table-cell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第3回目。生成したパラメータ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rand</text:p>
          </table:table-cell>
          <table:table-cell office:value-type="string" calcext:value-type="string">
            <text:p>[8|2|8|9|9|0|1|5|0|0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</text:p>
          </table:table-cell>
          <table:table-cell office:value-type="string" calcext:value-type="string">
            <text:p>[6|3|6|4|7|6|7|6|5|7|2|4|6|1|2|5|7|4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探索手法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到着ルート</text:p>
          </table:table-cell>
          <table:table-cell office:value-type="string" calcext:value-type="string">
            <text:p>実行時間(マイクロ秒)</text:p>
          </table:table-cell>
          <table:table-cell office:value-type="string" calcext:value-type="string">
            <text:p>実行ステップ数</text:p>
          </table:table-cell>
          <table:table-cell office:value-type="string" calcext:value-type="string">
            <text:p>hValue</text:p>
          </table:table-cell>
          <table:table-cell office:value-type="string" calcext:value-type="string">
            <text:p>gValue</text:p>
          </table:table-cell>
        </table:table-row>
        <table:table-row table:style-name="ro1">
          <table:table-cell office:value-type="string" calcext:value-type="string">
            <text:p>Breadth First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0)(g:17) &lt;- Pasadena(h:5)(g:10) &lt;- Hoolywood(h:8)(g:3) &lt;- L.A.Airport(h:8)(g:0)</text:p>
          </table:table-cell>
          <table:table-cell office:value-type="float" office:value="63" calcext:value-type="float">
            <text:p>63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Depth First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0)(g:19) &lt;- Pasadena(h:5)(g:12) &lt;- Downtown(h:1)(g:10) &lt;- UCLA(h:2)(g:6) &lt;- L.A.Airport(h:8)(g:0)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ranch and Bound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0)(g:17) &lt;- Pasadena(h:5)(g:10) &lt;- Hoolywood(h:8)(g:3) &lt;- L.A.Airport(h:8)(g:0)</text:p>
          </table:table-cell>
          <table:table-cell office:value-type="float" office:value="133" calcext:value-type="float">
            <text:p>133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Hill Climbing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Time Over</text:p>
          </table:table-cell>
          <table:table-cell office:value-type="float" office:value="1000107" calcext:value-type="float">
            <text:p>1000107</text:p>
          </table:table-cell>
          <table:table-cell office:value-type="float" office:value="23439254" calcext:value-type="float">
            <text:p>234392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First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0)(g:19) &lt;- Pasadena(h:5)(g:12) &lt;- Downtown(h:1)(g:10) &lt;- UCLA(h:2)(g:6) &lt;- L.A.Airport(h:8)(g:0)</text:p>
          </table:table-cell>
          <table:table-cell office:value-type="float" office:value="129" calcext:value-type="float">
            <text:p>129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 star Algorithm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0)(g:17)(f:17) &lt;- Pasadena(h:5)(g:10)(f:15) &lt;- Hoolywood(h:8)(g:3)(f:11) &lt;- L.A.Airport(h:8)(g:0)(f:0)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第4回目。生成したパラメータ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rand</text:p>
          </table:table-cell>
          <table:table-cell office:value-type="string" calcext:value-type="string">
            <text:p>[9|4|9|7|5|1|4|4|3|4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</text:p>
          </table:table-cell>
          <table:table-cell office:value-type="string" calcext:value-type="string">
            <text:p>[5|7|5|7|7|4|4|1|5|7|6|6|3|3|3|4|4|1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探索手法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到着ルート</text:p>
          </table:table-cell>
          <table:table-cell office:value-type="string" calcext:value-type="string">
            <text:p>実行時間(マイクロ秒)</text:p>
          </table:table-cell>
          <table:table-cell office:value-type="string" calcext:value-type="string">
            <text:p>実行ステップ数</text:p>
          </table:table-cell>
          <table:table-cell office:value-type="string" calcext:value-type="string">
            <text:p>hValue</text:p>
          </table:table-cell>
          <table:table-cell office:value-type="string" calcext:value-type="string">
            <text:p>gValue</text:p>
          </table:table-cell>
        </table:table-row>
        <table:table-row table:style-name="ro1">
          <table:table-cell office:value-type="string" calcext:value-type="string">
            <text:p>Breadth First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4)(g:15) &lt;- Pasadena(h:4)(g:11) &lt;- Hoolywood(h:9)(g:7) &lt;- L.A.Airport(h:9)(g:0)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epth First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4)(g:19) &lt;- Pasadena(h:4)(g:15) &lt;- Downtown(h:4)(g:12) &lt;- UCLA(h:4)(g:5) &lt;- L.A.Airport(h:9)(g:0)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Branch and Bound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4)(g:15) &lt;- Pasadena(h:4)(g:11) &lt;- Hoolywood(h:9)(g:7) &lt;- L.A.Airport(h:9)(g:0)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Hill Climbing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Time Over</text:p>
          </table:table-cell>
          <table:table-cell office:value-type="float" office:value="1000059" calcext:value-type="float">
            <text:p>1000059</text:p>
          </table:table-cell>
          <table:table-cell office:value-type="float" office:value="24552182" calcext:value-type="float">
            <text:p>245521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First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4)(g:19) &lt;- Pasadena(h:4)(g:15) &lt;- Downtown(h:4)(g:12) &lt;- UCLA(h:4)(g:5) &lt;- L.A.Airport(h:9)(g:0)</text:p>
          </table:table-cell>
          <table:table-cell office:value-type="float" office:value="86" calcext:value-type="float">
            <text:p>86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A star Algorithm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4)(g:15)(f:19) &lt;- Pasadena(h:4)(g:11)(f:15) &lt;- Hoolywood(h:9)(g:7)(f:16) &lt;- L.A.Airport(h:9)(g:0)(f:0)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第5回目。生成したパラメータ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rand</text:p>
          </table:table-cell>
          <table:table-cell office:value-type="string" calcext:value-type="string">
            <text:p>[9|0|8|7|1|1|4|3|4|8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</text:p>
          </table:table-cell>
          <table:table-cell office:value-type="string" calcext:value-type="string">
            <text:p>[1|7|3|7|7|7|6|1|5|2|7|7|7|3|1|1|3|6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探索手法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到着ルート</text:p>
          </table:table-cell>
          <table:table-cell office:value-type="string" calcext:value-type="string">
            <text:p>実行時間(マイクロ秒)</text:p>
          </table:table-cell>
          <table:table-cell office:value-type="string" calcext:value-type="string">
            <text:p>実行ステップ数</text:p>
          </table:table-cell>
          <table:table-cell office:value-type="string" calcext:value-type="string">
            <text:p>hValue</text:p>
          </table:table-cell>
          <table:table-cell office:value-type="string" calcext:value-type="string">
            <text:p>gValue</text:p>
          </table:table-cell>
        </table:table-row>
        <table:table-row table:style-name="ro1">
          <table:table-cell office:value-type="string" calcext:value-type="string">
            <text:p>Breadth First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8)(g:16) &lt;- Pasadena(h:3)(g:13) &lt;- Hoolywood(h:8)(g:7) &lt;- L.A.Airport(h:9)(g:0)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Depth First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8)(g:12) &lt;- Pasadena(h:3)(g:9) &lt;- Downtown(h:4)(g:8) &lt;- UCLA(h:0)(g:1) &lt;- L.A.Airport(h:9)(g:0)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Branch and Bound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8)(g:12) &lt;- Pasadena(h:3)(g:9) &lt;- Downtown(h:4)(g:8) &lt;- UCLA(h:0)(g:1) &lt;- L.A.Airport(h:9)(g:0)</text:p>
          </table:table-cell>
          <table:table-cell office:value-type="float" office:value="66" calcext:value-type="float">
            <text:p>66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Hill Climbing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Time Over</text:p>
          </table:table-cell>
          <table:table-cell office:value-type="float" office:value="1000039" calcext:value-type="float">
            <text:p>1000039</text:p>
          </table:table-cell>
          <table:table-cell office:value-type="float" office:value="26245242" calcext:value-type="float">
            <text:p>26245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First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8)(g:12) &lt;- Pasadena(h:3)(g:9) &lt;- Downtown(h:4)(g:8) &lt;- UCLA(h:0)(g:1) &lt;- L.A.Airport(h:9)(g:0)</text:p>
          </table:table-cell>
          <table:table-cell office:value-type="float" office:value="89" calcext:value-type="float">
            <text:p>89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A star Algorithm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8)(g:12)(f:20) &lt;- Pasadena(h:3)(g:9)(f:12) &lt;- Downtown(h:4)(g:8)(f:12) &lt;- UCLA(h:0)(g:1)(f:1) &lt;- L.A.Airport(h:9)(g:0)(f:0)</text:p>
          </table:table-cell>
          <table:table-cell office:value-type="float" office:value="90" calcext:value-type="float">
            <text:p>90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第6回目。生成したパラメータ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rand</text:p>
          </table:table-cell>
          <table:table-cell office:value-type="string" calcext:value-type="string">
            <text:p>[5|3|9|1|4|1|5|7|2|4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</text:p>
          </table:table-cell>
          <table:table-cell office:value-type="string" calcext:value-type="string">
            <text:p>[5|2|2|3|1|5|7|4|6|3|3|1|6|4|6|5|3|1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探索手法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到着ルート</text:p>
          </table:table-cell>
          <table:table-cell office:value-type="string" calcext:value-type="string">
            <text:p>実行時間(マイクロ秒)</text:p>
          </table:table-cell>
          <table:table-cell office:value-type="string" calcext:value-type="string">
            <text:p>実行ステップ数</text:p>
          </table:table-cell>
          <table:table-cell office:value-type="string" calcext:value-type="string">
            <text:p>hValue</text:p>
          </table:table-cell>
          <table:table-cell office:value-type="string" calcext:value-type="string">
            <text:p>gValue</text:p>
          </table:table-cell>
        </table:table-row>
        <table:table-row table:style-name="ro1">
          <table:table-cell office:value-type="string" calcext:value-type="string">
            <text:p>Breadth First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4)(g:12) &lt;- Pasadena(h:7)(g:9) &lt;- Hoolywood(h:9)(g:2) &lt;- L.A.Airport(h:5)(g:0)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epth First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4)(g:17) &lt;- Pasadena(h:7)(g:14) &lt;- Downtown(h:5)(g:8) &lt;- UCLA(h:3)(g:5) &lt;- L.A.Airport(h:5)(g:0)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ranch and Bound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4)(g:7) &lt;- DisneyLand(h:2)(g:6) &lt;- Anaheim(h:1)(g:3) &lt;- Hoolywood(h:9)(g:2) &lt;- L.A.Airport(h:5)(g:0)</text:p>
          </table:table-cell>
          <table:table-cell office:value-type="float" office:value="190" calcext:value-type="float">
            <text:p>190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ill Climbing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Time Over</text:p>
          </table:table-cell>
          <table:table-cell office:value-type="float" office:value="1000003" calcext:value-type="float">
            <text:p>1000003</text:p>
          </table:table-cell>
          <table:table-cell office:value-type="float" office:value="26365694" calcext:value-type="float">
            <text:p>26365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st First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4)(g:17) &lt;- Pasadena(h:7)(g:14) &lt;- Downtown(h:5)(g:8) &lt;- UCLA(h:3)(g:5) &lt;- L.A.Airport(h:5)(g:0)</text:p>
          </table:table-cell>
          <table:table-cell office:value-type="float" office:value="106" calcext:value-type="float">
            <text:p>106</text:p>
          </table:table-cell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A star Algorithm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4)(g:7)(f:11) &lt;- DisneyLand(h:2)(g:6)(f:8) &lt;- Anaheim(h:1)(g:3)(f:4) &lt;- Hoolywood(h:9)(g:2)(f:11) &lt;- L.A.Airport(h:5)(g:0)(f:0)</text:p>
          </table:table-cell>
          <table:table-cell office:value-type="float" office:value="134" calcext:value-type="float">
            <text:p>134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第7回目。生成したパラメータ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rand</text:p>
          </table:table-cell>
          <table:table-cell office:value-type="string" calcext:value-type="string">
            <text:p>[2|9|2|5|5|2|1|0|5|3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</text:p>
          </table:table-cell>
          <table:table-cell office:value-type="string" calcext:value-type="string">
            <text:p>[3|4|1|6|3|5|2|1|6|2|3|1|1|1|6|3|2|5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探索手法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到着ルート</text:p>
          </table:table-cell>
          <table:table-cell office:value-type="string" calcext:value-type="string">
            <text:p>実行時間(マイクロ秒)</text:p>
          </table:table-cell>
          <table:table-cell office:value-type="string" calcext:value-type="string">
            <text:p>実行ステップ数</text:p>
          </table:table-cell>
          <table:table-cell office:value-type="string" calcext:value-type="string">
            <text:p>hValue</text:p>
          </table:table-cell>
          <table:table-cell office:value-type="string" calcext:value-type="string">
            <text:p>gValue</text:p>
          </table:table-cell>
        </table:table-row>
        <table:table-row table:style-name="ro1">
          <table:table-cell office:value-type="string" calcext:value-type="string">
            <text:p>Breadth First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3)(g:8) &lt;- Pasadena(h:0)(g:6) &lt;- Hoolywood(h:2)(g:4) &lt;- L.A.Airport(h:2)(g:0)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Depth First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3)(g:17) &lt;- Pasadena(h:0)(g:15) &lt;- Downtown(h:1)(g:9) &lt;- UCLA(h:9)(g:3) &lt;- L.A.Airport(h:2)(g:0)</text:p>
          </table:table-cell>
          <table:table-cell office:value-type="float" office:value="38" calcext:value-type="float">
            <text:p>38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string" calcext:value-type="string">
            <text:p>Branch and Bound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3)(g:8) &lt;- Pasadena(h:0)(g:6) &lt;- Hoolywood(h:2)(g:4) &lt;- L.A.Airport(h:2)(g:0)</text:p>
          </table:table-cell>
          <table:table-cell office:value-type="float" office:value="44" calcext:value-type="float">
            <text:p>44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Hill Climbing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3)(g:8) &lt;- Pasadena(h:0)(g:6) &lt;- Hoolywood(h:2)(g:4) &lt;- L.A.Airport(h:2)(g:0)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est First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3)(g:8) &lt;- Pasadena(h:0)(g:6) &lt;- Hoolywood(h:2)(g:4) &lt;- L.A.Airport(h:2)(g:0)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A star Algorithm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3)(g:8)(f:11) &lt;- Pasadena(h:0)(g:6)(f:6) &lt;- Hoolywood(h:2)(g:4)(f:6) &lt;- L.A.Airport(h:2)(g:0)(f:0)</text:p>
          </table:table-cell>
          <table:table-cell office:value-type="float" office:value="37" calcext:value-type="float">
            <text:p>3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第8回目。生成したパラメータ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rand</text:p>
          </table:table-cell>
          <table:table-cell office:value-type="string" calcext:value-type="string">
            <text:p>[5|0|8|6|7|9|5|3|0|2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</text:p>
          </table:table-cell>
          <table:table-cell office:value-type="string" calcext:value-type="string">
            <text:p>[4|3|4|3|3|7|3|6|1|2|4|1|2|7|3|2|4|4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探索手法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到着ルート</text:p>
          </table:table-cell>
          <table:table-cell office:value-type="string" calcext:value-type="string">
            <text:p>実行時間(マイクロ秒)</text:p>
          </table:table-cell>
          <table:table-cell office:value-type="string" calcext:value-type="string">
            <text:p>実行ステップ数</text:p>
          </table:table-cell>
          <table:table-cell office:value-type="string" calcext:value-type="string">
            <text:p>hValue</text:p>
          </table:table-cell>
          <table:table-cell office:value-type="string" calcext:value-type="string">
            <text:p>gValue</text:p>
          </table:table-cell>
        </table:table-row>
        <table:table-row table:style-name="ro1">
          <table:table-cell office:value-type="string" calcext:value-type="string">
            <text:p>Breadth First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2)(g:10) &lt;- Pasadena(h:3)(g:6) &lt;- Hoolywood(h:8)(g:3) &lt;- L.A.Airport(h:5)(g:0)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Depth First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2)(g:14) &lt;- Pasadena(h:3)(g:10) &lt;- Downtown(h:5)(g:7) &lt;- UCLA(h:0)(g:4) &lt;- L.A.Airport(h:5)(g:0)</text:p>
          </table:table-cell>
          <table:table-cell office:value-type="float" office:value="1474" calcext:value-type="float">
            <text:p>1474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ranch and Bound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2)(g:10) &lt;- Pasadena(h:3)(g:6) &lt;- Hoolywood(h:8)(g:3) &lt;- L.A.Airport(h:5)(g:0)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ill Climbing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2)(g:14) &lt;- Pasadena(h:3)(g:10) &lt;- Downtown(h:5)(g:7) &lt;- UCLA(h:0)(g:4) &lt;- L.A.Airport(h:5)(g:0)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Best First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2)(g:14) &lt;- Pasadena(h:3)(g:10) &lt;- Downtown(h:5)(g:7) &lt;- UCLA(h:0)(g:4) &lt;- L.A.Airport(h:5)(g:0)</text:p>
          </table:table-cell>
          <table:table-cell office:value-type="float" office:value="30" calcext:value-type="float">
            <text:p>30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 star Algorithm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2)(g:10)(f:12) &lt;- Pasadena(h:3)(g:6)(f:9) &lt;- Hoolywood(h:8)(g:3)(f:11) &lt;- L.A.Airport(h:5)(g:0)(f:0)</text:p>
          </table:table-cell>
          <table:table-cell office:value-type="float" office:value="54" calcext:value-type="float">
            <text:p>54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第9回目。生成したパラメータ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rand</text:p>
          </table:table-cell>
          <table:table-cell office:value-type="string" calcext:value-type="string">
            <text:p>[2|3|1|0|3|9|7|5|2|1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</text:p>
          </table:table-cell>
          <table:table-cell office:value-type="string" calcext:value-type="string">
            <text:p>[3|5|3|6|3|4|2|1|7|1|2|6|2|3|7|6|2|6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探索手法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到着ルート</text:p>
          </table:table-cell>
          <table:table-cell office:value-type="string" calcext:value-type="string">
            <text:p>実行時間(マイクロ秒)</text:p>
          </table:table-cell>
          <table:table-cell office:value-type="string" calcext:value-type="string">
            <text:p>実行ステップ数</text:p>
          </table:table-cell>
          <table:table-cell office:value-type="string" calcext:value-type="string">
            <text:p>hValue</text:p>
          </table:table-cell>
          <table:table-cell office:value-type="string" calcext:value-type="string">
            <text:p>gValue</text:p>
          </table:table-cell>
        </table:table-row>
        <table:table-row table:style-name="ro1">
          <table:table-cell office:value-type="string" calcext:value-type="string">
            <text:p>Breadth First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1)(g:9) &lt;- Pasadena(h:5)(g:7) &lt;- Hoolywood(h:1)(g:5) &lt;- L.A.Airport(h:2)(g:0)</text:p>
          </table:table-cell>
          <table:table-cell office:value-type="float" office:value="24" calcext:value-type="float">
            <text:p>24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epth First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1)(g:18) &lt;- Pasadena(h:5)(g:16) &lt;- Downtown(h:7)(g:9) &lt;- UCLA(h:3)(g:3) &lt;- L.A.Airport(h:2)(g:0)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8" calcext:value-type="float">
            <text:p>18</text:p>
          </table:table-cell>
        </table:table-row>
        <table:table-row table:style-name="ro1">
          <table:table-cell office:value-type="string" calcext:value-type="string">
            <text:p>Branch and Bound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1)(g:9) &lt;- Pasadena(h:5)(g:7) &lt;- Hoolywood(h:1)(g:5) &lt;- L.A.Airport(h:2)(g:0)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ill Climbing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1)(g:15) &lt;- DisneyLand(h:2)(g:9) &lt;- Anaheim(h:0)(g:8) &lt;- Hoolywood(h:1)(g:5) &lt;- L.A.Airport(h:2)(g:0)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Best First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1)(g:15) &lt;- DisneyLand(h:2)(g:9) &lt;- Anaheim(h:0)(g:8) &lt;- Hoolywood(h:1)(g:5) &lt;- L.A.Airport(h:2)(g:0)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A star Algorithm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1)(g:9)(f:10) &lt;- Pasadena(h:5)(g:7)(f:12) &lt;- Hoolywood(h:1)(g:5)(f:6) &lt;- L.A.Airport(h:2)(g:0)(f:0)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第10回目。生成したパラメータ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rand</text:p>
          </table:table-cell>
          <table:table-cell office:value-type="string" calcext:value-type="string">
            <text:p>[0|6|5|6|2|8|1|7|8|2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</text:p>
          </table:table-cell>
          <table:table-cell office:value-type="string" calcext:value-type="string">
            <text:p>[5|7|1|6|5|6|2|1|4|4|6|3|5|3|5|2|6|3]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探索手法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goal</text:p>
          </table:table-cell>
          <table:table-cell office:value-type="string" calcext:value-type="string">
            <text:p>到着ルート</text:p>
          </table:table-cell>
          <table:table-cell office:value-type="string" calcext:value-type="string">
            <text:p>実行時間(マイクロ秒)</text:p>
          </table:table-cell>
          <table:table-cell office:value-type="string" calcext:value-type="string">
            <text:p>実行ステップ数</text:p>
          </table:table-cell>
          <table:table-cell office:value-type="string" calcext:value-type="string">
            <text:p>hValue</text:p>
          </table:table-cell>
          <table:table-cell office:value-type="string" calcext:value-type="string">
            <text:p>gValue</text:p>
          </table:table-cell>
        </table:table-row>
        <table:table-row table:style-name="ro1">
          <table:table-cell office:value-type="string" calcext:value-type="string">
            <text:p>Breadth First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2)(g:15) &lt;- Pasadena(h:7)(g:9) &lt;- Hoolywood(h:5)(g:7) &lt;- L.A.Airport(h:0)(g:0)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Depth First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2)(g:22) &lt;- Pasadena(h:7)(g:16) &lt;- Downtown(h:1)(g:11) &lt;- UCLA(h:6)(g:5) &lt;- L.A.Airport(h:0)(g:0)</text:p>
          </table:table-cell>
          <table:table-cell office:value-type="float" office:value="26" calcext:value-type="float">
            <text:p>26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Branch and Bound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2)(g:13) &lt;- DisneyLand(h:8)(g:10) &lt;- Pasadena(h:7)(g:8) &lt;- Hoolywood(h:5)(g:6) &lt;- UCLA(h:6)(g:5) &lt;- L.A.Airport(h:0)(g:0)</text:p>
          </table:table-cell>
          <table:table-cell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office:value-type="float" office:value="28" calcext:value-type="float">
            <text:p>2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Hill Climbing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2)(g:24) &lt;- Pasadena(h:7)(g:18) &lt;- Downtown(h:1)(g:13) &lt;- Hoolywood(h:5)(g:7) &lt;- L.A.Airport(h:0)(g:0)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Best First Search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2)(g:16) &lt;- GrandCanyon(h:2)(g:13) &lt;- Anaheim(h:6)(g:12) &lt;- Hoolywood(h:5)(g:7) &lt;- L.A.Airport(h:0)(g:0)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string" calcext:value-type="string">
            <text:p>A star Algorithm</text:p>
          </table:table-cell>
          <table:table-cell office:value-type="string" calcext:value-type="string">
            <text:p>L.A.Airport</text:p>
          </table:table-cell>
          <table:table-cell office:value-type="string" calcext:value-type="string">
            <text:p>Las Vegas</text:p>
          </table:table-cell>
          <table:table-cell office:value-type="string" calcext:value-type="string">
            <text:p>Las Vegas(h:2)(g:14)(f:16) &lt;- Pasadena(h:7)(g:8)(f:15) &lt;- Hoolywood(h:5)(g:6)(f:11) &lt;- UCLA(h:6)(g:5)(f:11) &lt;- L.A.Airport(h:0)(g:0)(f:0)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平均実行ステップ数</text:p>
          </table:table-cell>
          <table:table-cell table:number-columns-repeated="2"/>
        </table:table-row>
        <table:table-row table:style-name="ro1">
          <table:table-cell table:formula="of:=[.A98]" office:value-type="string" office:string-value="Branch and Bound Search" calcext:value-type="string">
            <text:p>Branch and Bound Search</text:p>
          </table:table-cell>
          <table:table-cell table:number-columns-repeated="4"/>
          <table:table-cell table:formula="of:=([.F8]+[.F18]+[.F28]+[.F38]+[.F48]+[.F58]+[.F68]+[.F78]+[.F88]+[.F98])/10" office:value-type="float" office:value="8.3" calcext:value-type="float">
            <text:p>8.3</text:p>
          </table:table-cell>
          <table:table-cell table:number-columns-repeated="2"/>
        </table:table-row>
        <table:table-row table:style-name="ro1">
          <table:table-cell table:formula="of:=[.A100]" office:value-type="string" office:string-value="Best First Search" calcext:value-type="string">
            <text:p>Best First Search</text:p>
          </table:table-cell>
          <table:table-cell table:number-columns-repeated="4"/>
          <table:table-cell table:formula="of:=([.F10]+[.F20]+[.F30]+[.F40]+[.F50]+[.F60]+[.F70]+[.F80]+[.F90]+[.F100])/10" office:value-type="float" office:value="6.9" calcext:value-type="float">
            <text:p>6.9</text:p>
          </table:table-cell>
          <table:table-cell table:number-columns-repeated="2"/>
        </table:table-row>
        <table:table-row table:style-name="ro1">
          <table:table-cell table:formula="of:=[.A101]" office:value-type="string" office:string-value="A star Algorithm" calcext:value-type="string">
            <text:p>A star Algorithm</text:p>
          </table:table-cell>
          <table:table-cell table:number-columns-repeated="4"/>
          <table:table-cell table:formula="of:=([.F11]+[.F21]+[.F31]+[.F41]+[.F51]+[.F61]+[.F71]+[.F81]+[.F91]+[.F101])/10" office:value-type="float" office:value="7.6" calcext:value-type="float">
            <text:p>7.6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VL ゴシック" svg:font-family="'VL 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VL ゴシック" style:language-asian="ja" style:country-asian="JP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VL ゴシック" style:font-size-asian="12pt" style:language-asian="ja" style:country-asian="JP" style:font-name-complex="VL ゴシック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0">0000/00/00</text:date>, <text:time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0T16:45:59.333496522</dc:date>
    <meta:editing-duration>PT2M35S</meta:editing-duration>
    <meta:editing-cycles>1</meta:editing-cycles>
    <meta:document-statistic meta:table-count="1" meta:cell-count="609" meta:object-count="1"/>
    <meta:generator>LibreOffice/6.1.5.2$Linux_X86_64 LibreOffice_project/90f8dcf33c87b3705e78202e3df5142b201bd8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8.081cm" svg:height="10.4cm" xlink:href=".." xlink:type="simple" chart:class="chart:bar" chart:style-name="ch1">
        <chart:legend chart:legend-position="end" svg:x="14.126cm" svg:y="4.87cm" style:legend-expansion="high" chart:style-name="ch2"/>
        <chart:plot-area chart:style-name="ch3" table:cell-range-address="data.A104:data.A106 data.F103:data.F106" chart:data-source-has-labels="both" svg:x="0.361cm" svg:y="0.208cm" svg:width="13.404cm" svg:height="9.984cm">
          <chartooo:coordinate-region svg:x="0.815cm" svg:y="0.412cm" svg:width="12.95cm" svg:height="9.124cm"/>
          <chart:axis chart:dimension="x" chart:name="primary-x" chart:style-name="ch4" chartooo:axis-type="auto">
            <chartooo:date-scale/>
            <chart:categories table:cell-range-address="data.A104:data.A10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ta.F104:data.F106" chart:label-cell-address="data.F103:data.F103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平均実行ステップ数</text:p>
                <draw:g>
                  <svg:desc>data.F103:data.F10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Branch and Bound Search</text:p>
                <draw:g>
                  <svg:desc>data.A104:data.A106</svg:desc>
                </draw:g>
              </table:table-cell>
              <table:table-cell office:value-type="float" office:value="8.3">
                <text:p>8.3</text:p>
                <draw:g>
                  <svg:desc>data.F104:data.F106</svg:desc>
                </draw:g>
              </table:table-cell>
            </table:table-row>
            <table:table-row>
              <table:table-cell office:value-type="string">
                <text:p>Best First Search</text:p>
              </table:table-cell>
              <table:table-cell office:value-type="float" office:value="6.9">
                <text:p>6.9</text:p>
              </table:table-cell>
            </table:table-row>
            <table:table-row>
              <table:table-cell office:value-type="string">
                <text:p>A star Algorithm</text:p>
              </table:table-cell>
              <table:table-cell office:value-type="float" office:value="7.6">
                <text:p>7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5.2$Linux_X86_64 LibreOffice_project/90f8dcf33c87b3705e78202e3df5142b201bd8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